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fo:font-size="25pt" style:font-size-asian="25pt" style:font-size-complex="25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016cm" svg:y="0.165cm" presentation:class="title" presentation:user-transformed="true">
          <draw:text-box>
            <text:p text:style-name="P1"><text:span text:style-name="T1">S</text:span><text:span text:style-name="T1">é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p</text:span><text:span text:style-name="T1">é</text:span><text:span text:style-name="T1">d</text:span><text:span text:style-name="T1">a</text:span><text:span text:style-name="T1">g</text:span><text:span text:style-name="T1">o</text:span><text:span text:style-name="T1">g</text:span><text:span text:style-name="T1">i</text:span><text:span text:style-name="T1">q</text:span><text:span text:style-name="T1">u</text:span><text:span text:style-name="T1">e</text:span></text:p>
          </draw:text-box>
        </draw:frame>
        <draw:frame draw:style-name="gr1" draw:text-style-name="P2" draw:layer="layout" svg:width="25.146cm" svg:height="13.76cm" svg:x="0.823cm" svg:y="2.673cm">
          <draw:text-box>
            <text:p>9h – 9h30 : Accueil</text:p>
            <text:p/>
            <text:p>9h30 - 10h30 : Travail en autonomie sur les projets</text:p>
            <text:p/>
            <text:p>10h30 - 10h45 : Pause</text:p>
            <text:p/>
            <text:p>10h45 – 11h30 : Remédiations</text:p>
            <text:p/>
            <text:p>11h30 - 12h00 : Travail en autonomie sur les projets</text:p>
            <text:p/>
            <text:p>13h00 – 15h00 : Validation de compétences 1 à 1 vidéo</text:p>
            <text:p/>
            <text:p>15h00 – 15h15 : Pause</text:p>
            <text:p/>
            <text:p>15h15 – 16h00 : Discussions / Présentations</text:p>
            <text:p/>
            <text:p>16h00 - 17h00 : Travail en autonomie sur les projets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0T22:08:40.636606780</meta:creation-date>
    <dc:date>2020-10-20T22:20:10.760308959</dc:date>
    <meta:editing-duration>PT1M5S</meta:editing-duration>
    <meta:editing-cycles>2</meta:editing-cycles>
    <meta:generator>LibreOffice/6.0.7.3$Linux_X86_64 LibreOffice_project/00m0$Build-3</meta:generator>
    <meta:document-statistic meta:object-count="25"/>
  </office:meta>
</office:document-meta>
</file>